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77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28pt" fo:font-style="normal" fo:text-shadow="none" style:text-underline-style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318cm" fo:margin-right="0cm" fo:text-indent="-0.318cm"/>
    </style:style>
    <style:style style:name="P6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16pt" fo:text-shadow="1pt 1pt" fo:font-weight="normal" style:font-size-asian="16pt" style:font-weight-asian="normal" style:font-size-complex="16pt" style:font-weight-complex="normal"/>
    </style:style>
    <style:style style:name="T6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204cm" svg:x="1.778cm" svg:y="0.606cm">
          <draw:text-box>
            <text:p text:style-name="P1"><text:span text:style-name="T1">HYMN #706</text:span></text:p>
            <text:p text:style-name="P1"><text:span text:style-name="T2">“</text:span><text:span text:style-name="T2">Love in Christ Is Strong and Liv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4.638cm" svg:height="7.011cm" svg:x="1.778cm" svg:y="0.609cm">
          <draw:text-box>
            <text:p text:style-name="P1"><text:span text:style-name="T3">1. </text:span><text:span text:style-name="T4">Love in Christ is strong and living,</text:span><text:span text:style-name="T4"><text:line-break/></text:span><text:span text:style-name="T4">Binding faithful hearts in one;</text:span><text:span text:style-name="T4"><text:line-break/></text:span><text:span text:style-name="T4">Love in Christ is true and giving.</text:span><text:span text:style-name="T4"><text:line-break/></text:span><text:span text:style-name="T4">May His will in us be d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3" draw:text-style-name="P4" draw:layer="layout" svg:width="24.638cm" svg:height="7.011cm" svg:x="1.801cm" svg:y="0.609cm">
          <draw:text-box>
            <text:p text:style-name="P1"><text:span text:style-name="T3">2. </text:span><text:span text:style-name="T4">Love is patient and forbearing,</text:span><text:span text:style-name="T4"><text:line-break/></text:span><text:span text:style-name="T4">Clothed in Christ’s humility,</text:span><text:span text:style-name="T4"><text:line-break/></text:span><text:span text:style-name="T4">Gentle, selfless, kind, and caring,</text:span><text:span text:style-name="T4"><text:line-break/></text:span><text:span text:style-name="T4">Reaching out in char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4" draw:text-style-name="P6" draw:layer="layout" svg:width="24.638cm" svg:height="13.352cm" svg:x="1.778cm" svg:y="0.535cm">
          <draw:text-box>
            <text:p text:style-name="P1"><text:span text:style-name="T3">3. </text:span><text:span text:style-name="T4">Love in Christ abides forever,</text:span><text:span text:style-name="T4"><text:line-break/></text:span><text:span text:style-name="T4">Fainting not when ills attend;</text:span><text:span text:style-name="T4"><text:line-break/></text:span><text:span text:style-name="T4">Love, forgiving and forgiven,</text:span><text:span text:style-name="T4"><text:line-break/></text:span><text:span text:style-name="T4">Shall endure until life’s end.</text:span></text:p>
            <text:p text:style-name="P5"><text:span text:style-name="T4"/></text:p>
            <text:p text:style-name="P5"><text:span text:style-name="T5"/></text:p>
            <text:p text:style-name="P5"><text:span text:style-name="T6">© 1980 Concordia Publishing House.</text:span></text:p>
            <text:p text:style-name="P5"><text:span text:style-name="T6">Used by permission:</text:span></text:p>
            <text:p text:style-name="P5"><text:span text:style-name="T6">LSB Hymn License </text:span></text:p>
            <text:p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9:47:21.022000000</meta:creation-date>
    <dc:date>2019-02-20T15:12:05.210000000</dc:date>
    <meta:editing-duration>PT28M44S</meta:editing-duration>
    <meta:editing-cycles>7</meta:editing-cycles>
    <meta:generator>LibreOffice/6.1.3.2$Windows_X86_64 LibreOffice_project/86daf60bf00efa86ad547e59e09d6bb77c699acb</meta:generator>
    <meta:document-statistic meta:object-count="81"/>
  </office:meta>
</office:document-meta>
</file>